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6a209" officeooo:paragraph-rsid="0016a209"/>
    </style:style>
    <style:style style:name="P2" style:family="paragraph" style:parent-style-name="Standard">
      <style:text-properties style:font-name="FreeMono" officeooo:rsid="00182be5" officeooo:paragraph-rsid="00182be5"/>
    </style:style>
    <style:style style:name="P3" style:family="paragraph" style:parent-style-name="Standard">
      <style:text-properties style:font-name="FreeMono" officeooo:rsid="0016a209" officeooo:paragraph-rsid="0016a209" fo:background-color="#ffff00"/>
    </style:style>
    <style:style style:name="P4" style:family="paragraph" style:parent-style-name="Standard">
      <style:text-properties style:font-name="FreeMono" officeooo:rsid="001f83ec" officeooo:paragraph-rsid="001f83ec" fo:background-color="transparent"/>
    </style:style>
    <style:style style:name="P5" style:family="paragraph" style:parent-style-name="Standard">
      <style:text-properties style:font-name="FreeMono" officeooo:rsid="0020e4cb" officeooo:paragraph-rsid="0020e4cb" fo:background-color="transparent"/>
    </style:style>
    <style:style style:name="P6" style:family="paragraph" style:parent-style-name="Standard">
      <style:text-properties style:font-name="FreeMono" officeooo:rsid="0020e4cb" officeooo:paragraph-rsid="0021628d" fo:background-color="transparent"/>
    </style:style>
    <style:style style:name="P7" style:family="paragraph" style:parent-style-name="Standard">
      <style:text-properties officeooo:rsid="00182be5" officeooo:paragraph-rsid="00182be5"/>
    </style:style>
    <style:style style:name="P8" style:family="paragraph" style:parent-style-name="Standard">
      <style:text-properties officeooo:paragraph-rsid="0016a209"/>
    </style:style>
    <style:style style:name="P9" style:family="paragraph" style:parent-style-name="Standard">
      <style:text-properties officeooo:rsid="00191bd1" officeooo:paragraph-rsid="00191bd1"/>
    </style:style>
    <style:style style:name="P10" style:family="paragraph" style:parent-style-name="Standard">
      <style:text-properties officeooo:rsid="001f83ec" officeooo:paragraph-rsid="001f83ec" fo:background-color="transparent"/>
    </style:style>
    <style:style style:name="T1" style:family="text">
      <style:text-properties style:text-position="sub 58%" officeooo:rsid="001c3ae3" fo:background-color="#ffff00" loext:char-shading-value="0"/>
    </style:style>
    <style:style style:name="T2" style:family="text">
      <style:text-properties style:text-position="sub 58%" officeooo:rsid="001d414d" fo:background-color="#ffff00" loext:char-shading-value="0"/>
    </style:style>
    <style:style style:name="T3" style:family="text">
      <style:text-properties style:text-position="sub 58%" officeooo:rsid="001c3ae3" fo:background-color="#ffbf00" loext:char-shading-value="0"/>
    </style:style>
    <style:style style:name="T4" style:family="text">
      <style:text-properties style:text-position="sub 58%" officeooo:rsid="001d22f6" fo:background-color="#ffbf00" loext:char-shading-value="0"/>
    </style:style>
    <style:style style:name="T5" style:family="text">
      <style:text-properties style:text-position="sub 58%" officeooo:rsid="001d414d" fo:background-color="#ffbf00" loext:char-shading-value="0"/>
    </style:style>
    <style:style style:name="T6" style:family="text">
      <style:text-properties style:text-position="sub 58%" officeooo:rsid="001c3ae3" fo:background-color="#b4c7dc" loext:char-shading-value="0"/>
    </style:style>
    <style:style style:name="T7" style:family="text">
      <style:text-properties style:text-position="sub 58%" officeooo:rsid="001d414d" fo:background-color="#b4c7dc" loext:char-shading-value="0"/>
    </style:style>
    <style:style style:name="T8" style:family="text">
      <style:text-properties style:text-position="0% 100%" officeooo:rsid="001d22f6" fo:background-color="#ffbf00" loext:char-shading-value="0"/>
    </style:style>
    <style:style style:name="T9" style:family="text">
      <style:text-properties style:text-position="0% 100%" officeooo:rsid="001d414d" fo:background-color="#ffbf00" loext:char-shading-value="0"/>
    </style:style>
    <style:style style:name="T10" style:family="text">
      <style:text-properties style:text-position="0% 100%" officeooo:rsid="001c3ae3" fo:background-color="#b4c7dc" loext:char-shading-value="0"/>
    </style:style>
    <style:style style:name="T11" style:family="text">
      <style:text-properties style:text-position="0% 100%" officeooo:rsid="001d414d" fo:background-color="#b4c7dc" loext:char-shading-value="0"/>
    </style:style>
    <style:style style:name="T12" style:family="text">
      <style:text-properties style:text-position="0% 100%" officeooo:rsid="001c3ae3" fo:background-color="#ffff00" loext:char-shading-value="0"/>
    </style:style>
    <style:style style:name="T13" style:family="text">
      <style:text-properties style:text-position="0% 100%" officeooo:rsid="001d414d" fo:background-color="#ffff00" loext:char-shading-value="0"/>
    </style:style>
    <style:style style:name="T14" style:family="text">
      <style:text-properties officeooo:rsid="00191bd1"/>
    </style:style>
    <style:style style:name="T15" style:family="text">
      <style:text-properties fo:background-color="#ffbf00" loext:char-shading-value="0"/>
    </style:style>
    <style:style style:name="T16" style:family="text">
      <style:text-properties officeooo:rsid="001c3ae3" fo:background-color="#ffbf00" loext:char-shading-value="0"/>
    </style:style>
    <style:style style:name="T17" style:family="text">
      <style:text-properties officeooo:rsid="001d22f6" fo:background-color="#ffbf00" loext:char-shading-value="0"/>
    </style:style>
    <style:style style:name="T18" style:family="text">
      <style:text-properties officeooo:rsid="001d414d" fo:background-color="#ffbf00" loext:char-shading-value="0"/>
    </style:style>
    <style:style style:name="T19" style:family="text"/>
    <style:style style:name="T20" style:family="text">
      <style:text-properties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c3ae3" fo:background-color="transparent" loext:char-shading-value="0"/>
    </style:style>
    <style:style style:name="T23" style:family="text">
      <style:text-properties officeooo:rsid="001d22f6" fo:background-color="transparent" loext:char-shading-value="0"/>
    </style:style>
    <style:style style:name="T24" style:family="text">
      <style:text-properties fo:background-color="#b4c7dc" loext:char-shading-value="0"/>
    </style:style>
    <style:style style:name="T25" style:family="text">
      <style:text-properties officeooo:rsid="001c3ae3" fo:background-color="#b4c7dc" loext:char-shading-value="0"/>
    </style:style>
    <style:style style:name="T26" style:family="text">
      <style:text-properties officeooo:rsid="001d414d" fo:background-color="#b4c7dc" loext:char-shading-value="0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1c3ae3" fo:background-color="#ffff00" loext:char-shading-value="0"/>
    </style:style>
    <style:style style:name="T29" style:family="text">
      <style:text-properties officeooo:rsid="001d414d" fo:background-color="#ffff00" loext:char-shading-value="0"/>
    </style:style>
    <style:style style:name="T30" style:family="text">
      <style:text-properties officeooo:rsid="001e6f90" fo:background-color="#ffff00" loext:char-shading-value="0"/>
    </style:style>
    <style:style style:name="T31" style:family="text">
      <style:text-properties officeooo:rsid="001c3ae3"/>
    </style:style>
    <style:style style:name="T32" style:family="text">
      <style:text-properties style:font-name="FreeMono"/>
    </style:style>
    <style:style style:name="T33" style:family="text">
      <style:text-properties style:font-name="FreeMono" officeooo:rsid="0016a209" fo:background-color="transparent" loext:char-shading-value="0"/>
    </style:style>
    <style:style style:name="T34" style:family="text">
      <style:text-properties style:font-name="FreeMono" officeooo:rsid="0016a209" fo:background-color="#ffff00" loext:char-shading-value="0"/>
    </style:style>
    <style:style style:name="T35" style:family="text">
      <style:text-properties style:font-name="FreeMono" officeooo:rsid="001c3ae3" fo:background-color="#ffff00" loext:char-shading-value="0"/>
    </style:style>
    <style:style style:name="T36" style:family="text">
      <style:text-properties style:font-name="FreeMono" fo:background-color="#ffbf00" loext:char-shading-value="0"/>
    </style:style>
    <style:style style:name="T37" style:family="text">
      <style:text-properties officeooo:rsid="002020dc"/>
    </style:style>
    <style:style style:name="T38" style:family="text">
      <style:text-properties officeooo:rsid="0020e4cb"/>
    </style:style>
    <style:style style:name="T39" style:family="text">
      <style:text-properties officeooo:rsid="00213a8a"/>
    </style:style>
    <style:style style:name="T40" style:family="text">
      <style:text-properties officeooo:rsid="002162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3">1f </text:span><text:span text:style-name="T34">0001 1111</text:span><text:span text:style-name="T33"><text:tab/></text:span><text:span text:style-name="T35">magic</text:span></text:p>
      <text:p text:style-name="P3"><text:span text:style-name="T20">9d </text:span>1001 1101<text:span text:style-name="T20"><text:tab/></text:span><text:span text:style-name="T31">magic</text:span></text:p>
      <text:p text:style-name="P1">90 <text:span text:style-name="T15">1</text:span>00<text:span text:style-name="T24">1 0000</text:span><text:span text:style-name="T21"><text:tab/></text:span><text:span text:style-name="T16">block mode</text:span><text:span text:style-name="T22"> </text:span><text:span text:style-name="T25">max 16 bits</text:span></text:p>
      <text:p text:style-name="P1">41 <text:span text:style-name="T27">0100 0001</text:span><text:span text:style-name="T21"><text:tab/></text:span><text:span text:style-name="T28">code: </text:span><text:span text:style-name="T30">0</text:span><text:span text:style-name="T28">65</text:span><text:span text:style-name="T1">10</text:span><text:span text:style-name="T28"> 001000001</text:span><text:span text:style-name="T1">2</text:span><text:span text:style-name="T28"> (A)</text:span></text:p>
      <text:p text:style-name="P1">02 <text:span text:style-name="T15">0000 001</text:span><text:span text:style-name="T27">0</text:span><text:span text:style-name="T21"><text:tab/></text:span><text:span text:style-name="T16">code: 257</text:span><text:span text:style-name="T3">10</text:span><text:span text:style-name="T16"> 100000001</text:span><text:span text:style-name="T3">2</text:span><text:span text:style-name="T16"> (AA)</text:span></text:p>
      <text:p text:style-name="P1">0a <text:span text:style-name="T24">0000 10</text:span><text:span text:style-name="T15">10</text:span><text:span text:style-name="T21"><text:tab/></text:span><text:span text:style-name="T25">code: 258</text:span><text:span text:style-name="T6">10</text:span><text:span text:style-name="T10"> 100000010</text:span><text:span text:style-name="T6">2</text:span><text:span text:style-name="T10"> (AAA)</text:span></text:p>
      <text:p text:style-name="P1">1c <text:span text:style-name="T27">0001 1</text:span><text:span text:style-name="T24">100</text:span><text:span text:style-name="T21"><text:tab/></text:span><text:span text:style-name="T28">code: 259</text:span><text:span text:style-name="T1">10</text:span><text:span text:style-name="T12"> 100000011</text:span><text:span text:style-name="T1">2</text:span><text:span text:style-name="T12"> (AAAA)</text:span></text:p>
      <text:p text:style-name="P1">48 <text:span text:style-name="T15">0100</text:span> <text:span text:style-name="T27">1000</text:span><text:span text:style-name="T23"><text:tab/></text:span><text:span text:style-name="T17">code: 260</text:span><text:span text:style-name="T4">10</text:span><text:span text:style-name="T8"> 100000100</text:span><text:span text:style-name="T4">2</text:span><text:span text:style-name="T8"> (AAAAA)</text:span></text:p>
      <text:p text:style-name="P1">b0 <text:span text:style-name="T24">101</text:span><text:span text:style-name="T15">1 0000</text:span><text:span text:style-name="T21"><text:tab/></text:span><text:span text:style-name="T26">code: 261</text:span><text:span text:style-name="T7">10</text:span><text:span text:style-name="T11"> 100000101</text:span><text:span text:style-name="T7">2</text:span><text:span text:style-name="T11"> (AAAAAA)</text:span></text:p>
      <text:p text:style-name="P1">a0 <text:span text:style-name="T27">10</text:span><text:span text:style-name="T24">10 0000</text:span><text:span text:style-name="T21"><text:tab/></text:span><text:span text:style-name="T29">code: 262</text:span><text:span text:style-name="T2">10</text:span><text:span text:style-name="T13"> 100000110</text:span><text:span text:style-name="T2">2</text:span><text:span text:style-name="T13"> (AAAAAAA)</text:span></text:p>
      <text:p text:style-name="P1">c1 <text:span text:style-name="T15">1</text:span><text:span text:style-name="T27">100 0001</text:span><text:span text:style-name="T21"><text:tab/></text:span><text:span text:style-name="T18">code: 263</text:span><text:span text:style-name="T5">10</text:span><text:span text:style-name="T9"> 100000111</text:span><text:span text:style-name="T5">2</text:span><text:span text:style-name="T9"> (AAAAAAAA)</text:span></text:p>
      <text:p text:style-name="P9"><text:span text:style-name="T32">83 </text:span><text:span text:style-name="T36">1000 0011</text:span></text:p>
      <text:p text:style-name="Standard"/>
      <text:p text:style-name="Standard"><text:span text:style-name="T27">A</text:span><text:span text:style-name="T15">AA</text:span><text:span text:style-name="T24">AAA</text:span><text:span text:style-name="T27">AAAA</text:span><text:span text:style-name="T15">AAAAA</text:span><text:span text:style-name="T24">AAAAAA</text:span><text:span text:style-name="T27">AAAAAAA</text:span><text:span text:style-name="T15">AAAAAAAA</text:span></text:p>
      <text:p text:style-name="Standard"><text:span text:style-name="T15"/></text:p>
      <text:p text:style-name="P6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19:36.584067796</meta:creation-date>
    <dc:date>2023-11-27T04:06:14.615250285</dc:date>
    <meta:editing-duration>P1DT14M22S</meta:editing-duration>
    <meta:editing-cycles>10</meta:editing-cycles>
    <meta:generator>LibreOffice/7.5.6.2$Linux_X86_64 LibreOffice_project/50$Build-2</meta:generator>
    <meta:document-statistic meta:table-count="0" meta:image-count="0" meta:object-count="0" meta:page-count="1" meta:paragraph-count="13" meta:word-count="76" meta:character-count="459" meta:non-whitespace-character-count="396"/>
  </office:meta>
</office:document-meta>
</file>